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Abadi1" svg:font-family="Abadi"/>
    <style:font-face style:name="Courier New" svg:font-family="'Courier New'"/>
    <style:font-face style:name="Abadi" svg:font-family="Abadi" style:font-family-generic="roman" style:font-pitch="variable"/>
    <style:font-face style:name="Aptos" svg:font-family="Aptos" style:font-family-generic="roman" style:font-pitch="variable"/>
    <style:font-face style:name="Aptos Display" svg:font-family="'Aptos Display'"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ptos1" svg:font-family="Aptos"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Times New Roman" svg:font-family="'Times New Roman'" style:font-family-generic="system" style:font-pitch="variable"/>
  </office:font-face-decls>
  <office:automatic-styles>
    <style:style style:name="Table1" style:family="table" style:master-page-name="Standard">
      <style:table-properties style:width="15.903cm" fo:margin-left="-0.199cm" fo:margin-top="0cm" fo:margin-bottom="0cm" style:page-number="auto" table:align="left" style:writing-mode="lr-tb"/>
    </style:style>
    <style:style style:name="Table1.A" style:family="table-column">
      <style:table-column-properties style:column-width="4.24cm"/>
    </style:style>
    <style:style style:name="Table1.B" style:family="table-column">
      <style:table-column-properties style:column-width="11.661cm"/>
    </style:style>
    <style:style style:name="Table1.1" style:family="table-row">
      <style:table-row-properties fo:keep-together="auto"/>
    </style:style>
    <style:style style:name="Table1.A1" style:family="table-cell">
      <style:table-cell-properties fo:padding-left="0.199cm" fo:padding-right="0.191cm" fo:padding-top="0cm" fo:padding-bottom="0cm" fo:border="0.5pt solid #00000a"/>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line-height="100%"/>
    </style:style>
    <style:style style:name="P3" style:family="paragraph" style:parent-style-name="Standard">
      <style:paragraph-properties fo:margin-top="0cm" fo:margin-bottom="0cm" loext:contextual-spacing="false" fo:line-height="100%"/>
      <style:text-properties style:font-name="Abadi" fo:font-size="10pt" style:font-size-asian="10pt" style:font-name-complex="Times New Roman" style:font-size-complex="10pt"/>
    </style:style>
    <style:style style:name="P4" style:family="paragraph" style:parent-style-name="Standard">
      <style:paragraph-properties fo:margin-top="0cm" fo:margin-bottom="0cm" loext:contextual-spacing="false" fo:line-height="100%"/>
      <style:text-properties style:font-name="Abadi"/>
    </style:style>
    <style:style style:name="P5" style:family="paragraph" style:parent-style-name="List_20_Paragraph" style:list-style-name="WWNum2">
      <style:paragraph-properties fo:margin-top="0cm" fo:margin-bottom="0cm" loext:contextual-spacing="false" fo:line-height="100%"/>
    </style:style>
    <style:style style:name="P6" style:family="paragraph" style:parent-style-name="List_20_Paragraph" style:list-style-name="WWNum2">
      <style:paragraph-properties fo:margin-top="0cm" fo:margin-bottom="0cm" loext:contextual-spacing="true"/>
    </style:style>
    <style:style style:name="T1" style:family="text">
      <style:text-properties style:font-name="Abadi" fo:font-size="10pt" style:font-size-asian="10pt" style:font-size-complex="10pt"/>
    </style:style>
    <style:style style:name="T2" style:family="text">
      <style:text-properties style:font-name="Abadi" fo:font-size="10pt" style:font-size-asian="10pt" style:font-name-complex="Times New Roman" style:font-size-complex="10pt"/>
    </style:style>
    <style:style style:name="T3" style:family="text">
      <style:text-properties style:font-name="Abadi" fo:font-size="10pt" fo:font-style="italic" style:font-size-asian="10pt" style:font-style-asian="italic" style:font-name-complex="Times New Roman" style:font-size-complex="10pt"/>
    </style:style>
    <style:style style:name="T4" style:family="text">
      <style:text-properties style:font-name="Abadi" fo:font-size="10pt" fo:font-style="italic" style:font-size-asian="10pt" style:font-style-asian="italic" style:font-name-complex="Times New Roman" style:font-size-complex="10pt" style:font-style-complex="italic"/>
    </style:style>
    <style:style style:name="T5" style:family="text">
      <style:text-properties style:font-name="Abadi" fo:font-size="10pt" fo:font-style="italic" style:font-size-asian="10pt" style:font-style-asian="italic" style:font-size-complex="10pt" style:font-style-complex="italic"/>
    </style:style>
    <style:style style:name="T6" style:family="text">
      <style:text-properties style:text-position="super 58%" style:font-name="Abadi" fo:font-size="10pt" style:font-size-asian="10pt" style:font-size-complex="10pt"/>
    </style:style>
    <style:style style:name="T7" style:family="text">
      <style:text-properties style:text-position="super 58%" style:font-name="Abadi" fo:font-size="10pt" style:font-size-asian="10pt" style:font-name-complex="Times New Roman" style:font-size-complex="10pt"/>
    </style:style>
    <style:style style:name="T8" style:family="text">
      <style:text-properties style:text-position="sub 58%" style:font-name="Abadi" fo:font-size="10pt" style:font-size-asian="10pt" style:font-name-complex="Times New Roman"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2"><text:span text:style-name="T1">About collection.</text:span></text:p>
          </table:table-cell>
          <table:table-cell table:style-name="Table1.A1" office:value-type="string">
            <text:p text:style-name="P2"><text:span text:style-name="T2">This ANU Data Commons collection contains two master data sets associated with the manuscript accepted for publication in the</text:span><text:span text:style-name="T3"> Austral; Ecology</text:span><text:span text:style-name="T2"> journal, manuscript detailed below.</text:span></text:p>
            <text:p text:style-name="P3"/>
            <text:p text:style-name="P2"><text:span text:style-name="T1">Bryant C, Ball MC, Borevitz JO, Brookhouse MT, Carle H, Cunningham P, Davey M, Davies J, Eason A, Erskine JD, Fuenzalida TI, Grishin D, Harris R, Kriticos J, Midson A, Nicotra AB, Nshuti A, Ward-Jones J, Yau Y, Young O, Bothwell H (2024) </text:span><text:span text:style-name="T2">Elevation-dependent patterns of borer-mediated snow-gum dieback are associated with subspecies’ trait differences and environmental variation </text:span><text:span text:style-name="T4">Austral Ecology</text:span><text:span text:style-name="T2"> (accepted article 5/3/2024)<text:line-break/><text:line-break/>Each xlsl file contains a metadata sheet describing headers, units of measurement, and data form (numeric, character, factor), followed by a single data sheet. <text:line-break/></text:span></text:p>
          </table:table-cell>
        </table:table-row>
        <table:table-row table:style-name="Table1.1">
          <table:table-cell table:style-name="Table1.A1" office:value-type="string">
            <text:p text:style-name="P2"><text:span text:style-name="T1">Collection Author</text:span></text:p>
          </table:table-cell>
          <table:table-cell table:style-name="Table1.A1" office:value-type="string">
            <text:p text:style-name="P2"><text:span text:style-name="T1">Dr Callum Bryant, Research School of Biology, Australian National University</text:span></text:p>
          </table:table-cell>
        </table:table-row>
        <table:table-row table:style-name="Table1.1">
          <table:table-cell table:style-name="Table1.A1" office:value-type="string">
            <text:p text:style-name="P2"><text:span text:style-name="T1">Collection contents</text:span></text:p>
          </table:table-cell>
          <table:table-cell table:style-name="Table1.A1" office:value-type="string">
            <text:p text:style-name="P2"><text:span text:style-name="T1">1 - readme.doc</text:span></text:p>
            <text:p text:style-name="P2"><text:span text:style-name="T1">2 - Trait data - Physiological trait-elevation-subspecies survey.xlsx</text:span></text:p>
            <text:p text:style-name="P2"><text:span text:style-name="T1">3 - Dieback survey data - Borer damage-BT-WD-DBH survey.xlsx</text:span></text:p>
            <text:p text:style-name="P2"><text:span text:style-name="T1">4 - Dieback survey - site summary data - 53 sites.xlsx</text:span></text:p>
          </table:table-cell>
        </table:table-row>
        <table:table-row table:style-name="Table1.1">
          <table:table-cell table:style-name="Table1.A1" office:value-type="string">
            <text:p text:style-name="P2"><text:span text:style-name="T1">Data collection dates</text:span></text:p>
          </table:table-cell>
          <table:table-cell table:style-name="Table1.A1" office:value-type="string">
            <text:list xml:id="list5220809265125428993" text:style-name="WWNum2">
              <text:list-item>
                <text:p text:style-name="P5"><text:span text:style-name="T1">Trait data - field campaigns were conducted within a five-week period between late December 2021 and early January 2022.</text:span></text:p>
              </text:list-item>
              <text:list-item>
                <text:p text:style-name="P6"><text:span text:style-name="T1">Dieback survey - May 2022</text:span></text:p>
              </text:list-item>
            </text:list>
          </table:table-cell>
        </table:table-row>
        <table:table-row table:style-name="Table1.1">
          <table:table-cell table:style-name="Table1.A1" office:value-type="string">
            <text:p text:style-name="P2"><text:span text:style-name="T1">Data collection location</text:span></text:p>
          </table:table-cell>
          <table:table-cell table:style-name="Table1.A1" office:value-type="string">
            <text:p text:style-name="P2"><text:span text:style-name="T1">This study was conducted within Kosciuszko National Park (KNP), New South Wales, Australia (148.358, -36.431)</text:span></text:p>
          </table:table-cell>
        </table:table-row>
        <table:table-row table:style-name="Table1.1">
          <table:table-cell table:style-name="Table1.A1" office:value-type="string">
            <text:p text:style-name="P2"><text:span text:style-name="T1">Publication title</text:span></text:p>
          </table:table-cell>
          <table:table-cell table:style-name="Table1.A1" office:value-type="string">
            <text:p text:style-name="P2"><text:span text:style-name="T2">Elevation-dependent patterns of borer-mediated snow-gum dieback are associated with subspecies’ trait differences and environmental variation</text:span></text:p>
          </table:table-cell>
        </table:table-row>
        <table:table-row table:style-name="Table1.1">
          <table:table-cell table:style-name="Table1.A1" office:value-type="string">
            <text:p text:style-name="P2"><text:span text:style-name="T1">Publication authors</text:span></text:p>
          </table:table-cell>
          <table:table-cell table:style-name="Table1.A1" office:value-type="string">
            <text:p text:style-name="P1"><text:span text:style-name="T1">Callum Bryant</text:span><text:span text:style-name="T6">1</text:span><text:span text:style-name="T1">*,<text:line-break/>Marilyn C. Ball</text:span><text:span text:style-name="T6">1</text:span><text:span text:style-name="T1">,<text:line-break/>Justin Borevitz</text:span><text:span text:style-name="T6">1</text:span><text:span text:style-name="T1">,<text:line-break/>Matthew T. Brookhouse</text:span><text:span text:style-name="T6">2</text:span><text:span text:style-name="T1">,<text:line-break/>Hannah Carle</text:span><text:span text:style-name="T6">1</text:span><text:span text:style-name="T1">,<text:line-break/>Pia Cunningham</text:span><text:span text:style-name="T6">1</text:span><text:span text:style-name="T1">, <text:line-break/>Mei Davey</text:span><text:span text:style-name="T6">1</text:span><text:span text:style-name="T1">, <text:line-break/>James Davies</text:span><text:span text:style-name="T6">1</text:span><text:span text:style-name="T1">, <text:line-break/>Ashleigh Eason</text:span><text:span text:style-name="T6">1</text:span><text:span text:style-name="T1">, <text:line-break/>Joseph D. Erskine</text:span><text:span text:style-name="T6">1</text:span><text:span text:style-name="T1">, <text:line-break/>Tomas I. Fuenzalida, <text:line-break/>Dmitry Grishin</text:span><text:span text:style-name="T6">1</text:span><text:span text:style-name="T1">, <text:line-break/>Rosalie Harris</text:span><text:span text:style-name="T6">1</text:span><text:span text:style-name="T1">, </text:span></text:p>
            <text:p text:style-name="P1"><text:span text:style-name="T1">Jessica Kriticos</text:span><text:span text:style-name="T6">1</text:span><text:span text:style-name="T1">, <text:line-break/>Aaron Midson</text:span><text:span text:style-name="T6">2</text:span><text:span text:style-name="T1">, <text:line-break/>Adrienne B. Nicotra</text:span><text:span text:style-name="T6">1</text:span><text:span text:style-name="T1">, <text:line-break/>Annabelle Nshuti</text:span><text:span text:style-name="T6">1</text:span><text:span text:style-name="T1">, <text:line-break/>Jessica Ward-Jones</text:span><text:span text:style-name="T6">2</text:span><text:span text:style-name="T1">, <text:line-break/>Yolanda Yau</text:span><text:span text:style-name="T6">1</text:span><text:span text:style-name="T1">, </text:span></text:p>
            <text:p text:style-name="P1"><text:span text:style-name="T1">Olivia Young</text:span><text:span text:style-name="T6">1</text:span><text:span text:style-name="T1">, </text:span></text:p>
            <text:p text:style-name="P2"><text:span text:style-name="T1">Helen Bothwell</text:span><text:span text:style-name="T6">1,3</text:span><text:span text:style-name="T1"><text:line-break/><text:line-break/></text:span><text:span text:style-name="T6">1</text:span><text:span text:style-name="T1"> Research School of Biology, Australian National University, </text:span><text:soft-page-break/><text:span text:style-name="T1">Canberra, ACT, Australia.</text:span></text:p>
            <text:p text:style-name="P2"><text:span text:style-name="T6">2</text:span><text:span text:style-name="T1"> Fenner School of Environment and Society, Australian National University, Canberra, ACT, Australia.</text:span></text:p>
            <text:p text:style-name="P2"><text:span text:style-name="T6">3 </text:span><text:span text:style-name="T1">Warnell School of Forestry and Natural Resources, University of Georgia, Athens, Georgia, USA<text:line-break/></text:span></text:p>
            <text:p text:style-name="P1"><text:span text:style-name="T1">* Corresponding author: <text:line-break/>Email callum.bryant@anu.edu.au, <text:line-break/>Phone: +61 2 6125 5593 (Office).</text:span></text:p>
          </table:table-cell>
        </table:table-row>
        <table:table-row table:style-name="Table1.1">
          <table:table-cell table:style-name="Table1.A1" office:value-type="string">
            <text:p text:style-name="P2"><text:span text:style-name="T1">Author contributions</text:span></text:p>
          </table:table-cell>
          <table:table-cell table:style-name="Table1.A1" office:value-type="string">
            <text:p text:style-name="P2"><text:span text:style-name="T1">CB, HC, ABN, JWJ, and HB planned and designed the research. CB, HC, PC, MD, JD, JDE, DG, RH, JK, AM, AN, YY, OY, and HB performed experiments and conducted fieldwork. CB analysed the data with input from MCB, HC, TIF, ABN, and HB. CB wrote the manuscript with input from all authors.</text:span></text:p>
          </table:table-cell>
        </table:table-row>
        <table:table-row table:style-name="Table1.1">
          <table:table-cell table:style-name="Table1.A1" office:value-type="string">
            <text:p text:style-name="P2"><text:span text:style-name="T1">Publication abstract</text:span></text:p>
          </table:table-cell>
          <table:table-cell table:style-name="Table1.A1" office:value-type="string">
            <text:p text:style-name="P2"><text:span text:style-name="T1">Subalpine forests worldwide face the synergistic threats of global warming and increased biotic attack, and the collapse or transition of subalpine forests is predicted in south-eastern Australia under future climates. The recent widespread dieback of subalpine snow gum forests due to increased activity of a native wood-boring longicorn beetle, </text:span><text:span text:style-name="T5">Phoracantha mastersii,</text:span><text:span text:style-name="T1"> suggests this process may already be underway. We investigated how variation in tree tissue traits and environmental conditions correlated with elevation-dependent spatial patterns of forest mortality. <text:line-break/></text:span></text:p>
            <text:p text:style-name="P2"><text:span text:style-name="T1">We hypothesised that increased vulnerability of subalpine snow gums to wood-borer-mediated dieback at intermediate elevations was associated with poorly-resolved differences in traits between montane (</text:span><text:span text:style-name="T5">Eucalyptus pauciflora</text:span><text:span text:style-name="T1"> subsp. </text:span><text:span text:style-name="T5">pauciflora</text:span><text:span text:style-name="T1">) and subalpine (</text:span><text:span text:style-name="T5">E. pauciflora </text:span><text:span text:style-name="T1">subsp. </text:span><text:span text:style-name="T5">niphophila</text:span><text:span text:style-name="T1">) snow-gum subspecies. We first sought to characterise variation and elevation-dependent transitions in 20 structural and drought-related functional traits among 120 healthy trees distributed along a 1000m elevation transect which spanned the subspecies transition zone. Secondly, we surveyed 774 trees across 53 sites between 1280-1980m asl. to explore associations between borer-damage severity, elevation, subspecies, and a subset of traits that differed between subspecies.<text:line-break/></text:span></text:p>
            <text:p text:style-name="P2"><text:span text:style-name="T1">We observed evidence for both continuous trait variation in response to changing elevation (10/20 traits) and discrete shifts in mean trait values across the transition between subspecies distributions (5/20 traits). Increased borer-damage severity across the montane-to-subalpine subspecies transition was correlated with lower bark thickness, whereas reduced borer damage at the highest elevations was associated with greater precipitation and lower temperatures. <text:line-break/></text:span></text:p>
            <text:p text:style-name="P1"><text:span text:style-name="T1">Our results suggest that due to possessing distinct traits associated with increased borer susceptibility, subalpine snow-gum forests may be subject to an increased risk of severe borer-mediated forest dieback under warmer and drier future climates. Identifying traits contributing to species’ distribution limits and biotic-agent vulnerability remains critical for predicting, monitoring, and possibly mitigating forest and vegetation declines under future climates.</text:span></text:p>
          </table:table-cell>
        </table:table-row>
        <table:table-row table:style-name="Table1.1">
          <table:table-cell table:style-name="Table1.A1" office:value-type="string">
            <text:p text:style-name="P2"><text:span text:style-name="T1">Methods</text:span></text:p>
          </table:table-cell>
          <table:table-cell table:style-name="Table1.A1" office:value-type="string">
            <text:p text:style-name="P2"><text:span text:style-name="T1">See publication</text:span></text:p>
          </table:table-cell>
        </table:table-row>
        <text:soft-page-break/>
        <table:table-row table:style-name="Table1.1">
          <table:table-cell table:style-name="Table1.A1" office:value-type="string">
            <text:p text:style-name="P2"><text:span text:style-name="T1">Publication keywords</text:span></text:p>
          </table:table-cell>
          <table:table-cell table:style-name="Table1.A1" office:value-type="string">
            <text:p text:style-name="P2"><text:span text:style-name="T1">Bark thickness, climate change, forest dieback, tree mortality, </text:span><text:span text:style-name="T5">Phoracantha mastersii</text:span></text:p>
          </table:table-cell>
        </table:table-row>
        <table:table-row table:style-name="Table1.1">
          <table:table-cell table:style-name="Table1.A1" office:value-type="string">
            <text:p text:style-name="P2"><text:span text:style-name="T1">Traits included</text:span></text:p>
          </table:table-cell>
          <table:table-cell table:style-name="Table1.A1" office:value-type="string">
            <text:p text:style-name="P2"><text:span text:style-name="T1">Leaf size (</text:span><text:span text:style-name="T2">cm</text:span><text:span text:style-name="T7">2</text:span><text:span text:style-name="T1">),</text:span></text:p>
            <text:p text:style-name="P2"><text:span text:style-name="T1">Tree height (m)</text:span></text:p>
            <text:p text:style-name="P2"><text:span text:style-name="T1">DBH (cm),<text:line-break/>Huber value (sapwood to leaf area ratio; </text:span><text:span text:style-name="T2">cm</text:span><text:span text:style-name="T7">2</text:span><text:span text:style-name="T2"> m</text:span><text:span text:style-name="T7">-2</text:span><text:span text:style-name="T1">),<text:line-break/>leaf mass per unit area (</text:span><text:span text:style-name="T2">g m</text:span><text:span text:style-name="T7">-2</text:span><text:span text:style-name="T2">)</text:span><text:span text:style-name="T1">,<text:line-break/>bole sapwood density (</text:span><text:span text:style-name="T2">g cm</text:span><text:span text:style-name="T7">-3</text:span><text:span text:style-name="T2">)</text:span><text:span text:style-name="T1">,<text:line-break/>branch sapwood density (</text:span><text:span text:style-name="T2">g cm</text:span><text:span text:style-name="T7">-3</text:span><text:span text:style-name="T2">)</text:span><text:span text:style-name="T1">,,<text:line-break/>leaf saturated water content (</text:span><text:span text:style-name="T2">g</text:span><text:span text:style-name="T8">water</text:span><text:span text:style-name="T2"> g</text:span><text:span text:style-name="T7">-1</text:span><text:span text:style-name="T8">dry mass</text:span><text:span text:style-name="T1">)<text:line-break/>stem saturated water content (</text:span><text:span text:style-name="T2">g</text:span><text:span text:style-name="T8">water</text:span><text:span text:style-name="T2"> g</text:span><text:span text:style-name="T7">-1</text:span><text:span text:style-name="T8">dry mass</text:span><text:span text:style-name="T1">),<text:line-break/>leaf hydraulic capacitance (</text:span><text:span text:style-name="T2">g</text:span><text:span text:style-name="T8">water</text:span><text:span text:style-name="T2"> g</text:span><text:span text:style-name="T7">-1</text:span><text:span text:style-name="T8">dry mass</text:span><text:span text:style-name="T2"> MPa</text:span><text:span text:style-name="T7">-1</text:span><text:span text:style-name="T2">)</text:span><text:span text:style-name="T1">, <text:line-break/>branch hydraulic capacitance (</text:span><text:span text:style-name="T2">g</text:span><text:span text:style-name="T8">water</text:span><text:span text:style-name="T2"> g</text:span><text:span text:style-name="T7">-1</text:span><text:span text:style-name="T8">dry mass</text:span><text:span text:style-name="T2"> MPa</text:span><text:span text:style-name="T7">-1</text:span><text:span text:style-name="T2">)</text:span><text:span text:style-name="T1">,<text:line-break/>leaf minimal surface conductance (</text:span><text:span text:style-name="T2">g</text:span><text:span text:style-name="T8">water</text:span><text:span text:style-name="T2"> g</text:span><text:span text:style-name="T7">-1</text:span><text:span text:style-name="T2"> </text:span><text:span text:style-name="T8">dry mass</text:span><text:span text:style-name="T1">),<text:line-break/>stem minimal surface conductance (</text:span><text:span text:style-name="T2">mmol m</text:span><text:span text:style-name="T7">-2</text:span><text:span text:style-name="T2"> s</text:span><text:span text:style-name="T7">-1</text:span><text:span text:style-name="T1">),<text:line-break/>bole relative bark thickness (</text:span><text:span text:style-name="T2">% of DBH.</text:span><text:span text:style-name="T1">),<text:line-break/>branch relative bark thickness (</text:span><text:span text:style-name="T2">% of diam.</text:span><text:span text:style-name="T1">),<text:line-break/>bole bark density (</text:span><text:span text:style-name="T2">g cm</text:span><text:span text:style-name="T7">-3</text:span><text:span text:style-name="T2">)</text:span><text:span text:style-name="T1">,<text:line-break/>branch xylem vessel diameter (</text:span><text:span text:style-name="T2">µm)</text:span><text:span text:style-name="T1">, <text:line-break/>branch xylem vessel density (</text:span><text:span text:style-name="T2">no. vessel mm</text:span><text:span text:style-name="T7">-2</text:span><text:span text:style-name="T1">),<text:line-break/>branch xylem lumen fractional area (</text:span><text:span text:style-name="T2">% per cross-sectional area</text:span><text:span text:style-name="T1">)<text:line-break/>branch fibre fractional area (</text:span><text:span text:style-name="T2">% per cross-sectional area</text:span><text:span text:style-name="T1">),<text:line-break/>branch fibre density (</text:span><text:span text:style-name="T2">g cm</text:span><text:span text:style-name="T7">-3</text:span><text:span text:style-name="T2">)</text:span><text:span text:style-name="T1">,</text:span></text:p>
            <text:p text:style-name="P2"><text:span text:style-name="T1">Branch vessel-specific theoretical hydraulic conductivity (</text:span><text:span text:style-name="T2">mg m</text:span><text:span text:style-name="T7">-1</text:span><text:span text:style-name="T2"> s</text:span><text:span text:style-name="T7">-1 </text:span><text:span text:style-name="T2">MPa</text:span><text:span text:style-name="T7">-1</text:span><text:span text:style-name="T1">)<text:line-break/>Branch stem-specific theoretical hydraulic conductivity (</text:span><text:span text:style-name="T2">kg m</text:span><text:span text:style-name="T7">-1</text:span><text:span text:style-name="T2"> s</text:span><text:span text:style-name="T7">-1 </text:span><text:span text:style-name="T2">MPa</text:span><text:span text:style-name="T7">-1</text:span><text:span text:style-name="T1">).</text:span></text:p>
          </table:table-cell>
        </table:table-row>
        <table:table-row table:style-name="Table1.1">
          <table:table-cell table:style-name="Table1.A1" office:value-type="string">
            <text:p text:style-name="P2"><text:span text:style-name="T1">Acknowledgements</text:span></text:p>
          </table:table-cell>
          <table:table-cell table:style-name="Table1.A1" office:value-type="string">
            <text:p text:style-name="P2"><text:span text:style-name="T1">The authors acknowledge the traditional owners of the lands on which the research was conducted, the Monaro-Ngarigo and Ngunnawal peoples. CB, RJH, HC and JWJ were supported by an Australian Government Research Training Program (RTP) Scholarships. CB was also supported by the Holsworth Wildlife Research Endowment – Equity Trustees Charitable Foundation &amp; the Ecological Society of Australia, as well as the Joyce W. Vickery Scientific Research Fund. HB was supported by an ARC DECRA (DE190100326).</text:span></text:p>
          </table:table-cell>
        </table:table-row>
        <table:table-row table:style-name="Table1.1">
          <table:table-cell table:style-name="Table1.A1" office:value-type="string">
            <text:p text:style-name="P4"/>
          </table:table-cell>
          <table:table-cell table:style-name="Table1.A1" office:value-type="string">
            <text:p text:style-name="P4"/>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Abadi1" svg:font-family="Abadi"/>
    <style:font-face style:name="Courier New" svg:font-family="'Courier New'"/>
    <style:font-face style:name="Abadi" svg:font-family="Abadi" style:font-family-generic="roman" style:font-pitch="variable"/>
    <style:font-face style:name="Aptos" svg:font-family="Aptos" style:font-family-generic="roman" style:font-pitch="variable"/>
    <style:font-face style:name="Aptos Display" svg:font-family="'Aptos Display'"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ptos1" svg:font-family="Aptos"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ptos" fo:font-size="11pt" fo:language="en" fo:country="AU" style:letter-kerning="true" style:font-name-asian="Aptos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ptos" fo:font-size="11pt" fo:language="en" fo:country="AU" style:letter-kerning="true" style:font-name-asian="Aptos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class="text">
      <style:paragraph-properties fo:margin-top="0.635cm" fo:margin-bottom="0.141cm" loext:contextual-spacing="false" fo:keep-together="always" fo:keep-with-next="always"/>
      <style:text-properties fo:color="#2e74b5"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282cm" fo:margin-bottom="0.141cm" loext:contextual-spacing="false" fo:keep-together="always" fo:keep-with-next="always"/>
      <style:text-properties fo:color="#2e74b5"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282cm" fo:margin-bottom="0.141cm" loext:contextual-spacing="false" fo:keep-together="always" fo:keep-with-next="always"/>
      <style:text-properties fo:color="#2e74b5" fo:font-size="14pt" style:font-name-asian="F" style:font-family-generic-asian="system" style:font-pitch-asian="variable" style:font-size-asian="14pt" style:font-name-complex="F" style:font-family-generic-complex="system" style:font-pitch-complex="variable" style:font-size-complex="14pt"/>
    </style:style>
    <style:style style:name="Heading_20_4" style:display-name="Heading 4" style:family="paragraph" style:parent-style-name="Standard" style:next-style-name="Standard" style:default-outline-level="4" style:list-style-name="" style:class="text">
      <style:paragraph-properties fo:margin-top="0.141cm" fo:margin-bottom="0.071cm" loext:contextual-spacing="false" fo:keep-together="always" fo:keep-with-next="always"/>
      <style:text-properties fo:color="#2e74b5"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141cm" fo:margin-bottom="0.071cm" loext:contextual-spacing="false" fo:keep-together="always" fo:keep-with-next="always"/>
      <style:text-properties fo:color="#2e74b5" style:font-name-asian="F"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071cm" fo:margin-bottom="0cm" loext:contextual-spacing="false" fo:keep-together="always" fo:keep-with-next="always"/>
      <style:text-properties fo:color="#595959"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071cm" fo:margin-bottom="0cm" loext:contextual-spacing="false" fo:keep-together="always" fo:keep-with-next="always"/>
      <style:text-properties fo:color="#595959" style:font-name-asian="F" style:font-family-generic-asian="system" style:font-pitch-asian="variable" style:font-name-complex="F" style:font-family-generic-complex="system" style:font-pitch-complex="variable"/>
    </style:style>
    <style:style style:name="Heading_20_8" style:display-name="Heading 8" style:family="paragraph" style:parent-style-name="Standard" style:next-style-name="Standard" style:default-outline-level="8" style:list-style-name="" style:class="text">
      <style:paragraph-properties fo:margin-top="0cm" fo:margin-bottom="0cm" loext:contextual-spacing="false" fo:keep-together="always" fo:keep-with-next="always"/>
      <style:text-properties fo:color="#272727"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9" style:display-name="Heading 9" style:family="paragraph" style:parent-style-name="Standard" style:next-style-name="Standard" style:default-outline-level="9" style:list-style-name="" style:class="text">
      <style:paragraph-properties fo:margin-top="0cm" fo:margin-bottom="0cm" loext:contextual-spacing="false" fo:keep-together="always" fo:keep-with-next="always"/>
      <style:text-properties fo:color="#272727" style:font-name-asian="F" style:font-family-generic-asian="system" style:font-pitch-asian="variable" style:font-name-complex="F" style:font-family-generic-complex="system" style:font-pitch-complex="variable"/>
    </style:style>
    <style:style style:name="Title" style:family="paragraph" style:parent-style-name="Standard" style:next-style-name="Standard" style:default-outline-level="" style:class="chapter">
      <style:paragraph-properties fo:margin-top="0cm" fo:margin-bottom="0.141cm" loext:contextual-spacing="true" fo:line-height="100%"/>
      <style:text-properties style:font-name="Aptos Display" fo:font-family="'Aptos Display'"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95959" fo:font-size="14pt" fo:letter-spacing="0.026cm" style:font-name-asian="F" style:font-family-generic-asian="system" style:font-pitch-asian="variable" style:font-size-asian="14pt" style:font-name-complex="F" style:font-family-generic-complex="system" style:font-pitch-complex="variable" style:font-size-complex="14pt"/>
    </style:style>
    <style:style style:name="Quote" style:family="paragraph" style:parent-style-name="Standard" style:next-style-name="Standard" style:default-outline-level="">
      <style:paragraph-properties fo:margin-top="0.282cm" fo:margin-bottom="0.282cm" loext:contextual-spacing="false" fo:text-align="center" style:justify-single-word="false"/>
      <style:text-properties fo:color="#404040" fo:font-style="italic" style:font-style-asian="italic"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Intense_20_Quote" style:display-name="Intense Quote" style:family="paragraph" style:parent-style-name="Standard" style:next-style-name="Standard" style:default-outline-level="">
      <style:paragraph-properties fo:margin-left="1.524cm" fo:margin-right="1.524cm" fo:margin-top="0.635cm" fo:margin-bottom="0.635cm" loext:contextual-spacing="false" fo:text-align="center" style:justify-single-word="false" fo:text-indent="0cm" style:auto-text-indent="false" fo:padding-left="0cm" fo:padding-right="0cm" fo:padding-top="0.353cm" fo:padding-bottom="0.353cm" fo:border-left="none" fo:border-right="none" fo:border-top="0.51pt solid #2e74b5" fo:border-bottom="0.51pt solid #2e74b5"/>
      <style:text-properties fo:color="#2e74b5" fo:font-style="italic" style:font-style-asian="italic" style:font-style-complex="italic"/>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Heading_20_2_20_Char" style:display-name="Heading 2 Char" style:family="text" style:parent-style-name="Default_20_Paragraph_20_Font">
      <style:text-properties fo:color="#2e74b5"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_20_Char" style:display-name="Heading 3 Char" style:family="text" style:parent-style-name="Default_20_Paragraph_20_Font">
      <style:text-properties fo:color="#2e74b5" fo:font-size="14pt" style:font-name-asian="F" style:font-family-generic-asian="system" style:font-pitch-asian="variable" style:font-size-asian="14pt" style:font-name-complex="F" style:font-family-generic-complex="system" style:font-pitch-complex="variable" style:font-size-complex="14pt"/>
    </style:style>
    <style:style style:name="Heading_20_4_20_Char" style:display-name="Heading 4 Char" style:family="text" style:parent-style-name="Default_20_Paragraph_20_Font">
      <style:text-properties fo:color="#2e74b5"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asian="F"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595959"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595959" style:font-name-asian="F" style:font-family-generic-asian="system" style:font-pitch-asian="variable" style:font-name-complex="F" style:font-family-generic-complex="system" style:font-pitch-complex="variable"/>
    </style:style>
    <style:style style:name="Heading_20_8_20_Char" style:display-name="Heading 8 Char" style:family="text" style:parent-style-name="Default_20_Paragraph_20_Font">
      <style:text-properties fo:color="#272727"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9_20_Char" style:display-name="Heading 9 Char" style:family="text" style:parent-style-name="Default_20_Paragraph_20_Font">
      <style:text-properties fo:color="#272727" style:font-name-asian="F" style:font-family-generic-asian="system" style:font-pitch-asian="variable" style:font-name-complex="F" style:font-family-generic-complex="system" style:font-pitch-complex="variable"/>
    </style:style>
    <style:style style:name="Title_20_Char" style:display-name="Title Char" style:family="text" style:parent-style-name="Default_20_Paragraph_20_Font">
      <style:text-properties style:font-name="Aptos Display" fo:font-family="'Aptos Display'"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style:text-properties fo:color="#595959" fo:font-size="14pt" fo:letter-spacing="0.026cm" style:font-name-asian="F" style:font-family-generic-asian="system" style:font-pitch-asian="variable" style:font-size-asian="14pt" style:font-name-complex="F" style:font-family-generic-complex="system" style:font-pitch-complex="variable" style:font-size-complex="14pt"/>
    </style:style>
    <style:style style:name="Quote_20_Char" style:display-name="Quote Char" style:family="text" style:parent-style-name="Default_20_Paragraph_20_Font">
      <style:text-properties fo:color="#404040" fo:font-style="italic" style:font-style-asian="italic" style:font-style-complex="italic"/>
    </style:style>
    <style:style style:name="Intense_20_Emphasis" style:display-name="Intense Emphasis" style:family="text" style:parent-style-name="Default_20_Paragraph_20_Font">
      <style:text-properties fo:color="#2e74b5" fo:font-style="italic" style:font-style-asian="italic" style:font-style-complex="italic"/>
    </style:style>
    <style:style style:name="Intense_20_Quote_20_Char" style:display-name="Intense Quote Char" style:family="text" style:parent-style-name="Default_20_Paragraph_20_Font">
      <style:text-properties fo:color="#2e74b5" fo:font-style="italic" style:font-style-asian="italic" style:font-style-complex="italic"/>
    </style:style>
    <style:style style:name="Intense_20_Reference" style:display-name="Intense Reference" style:family="text" style:parent-style-name="Default_20_Paragraph_20_Font">
      <style:text-properties fo:font-variant="small-caps" fo:color="#2e74b5" fo:letter-spacing="0.009cm" fo:font-weight="bold" style:font-weight-asian="bold" style:font-weight-complex="bold"/>
    </style:style>
    <style:style style:name="ListLabel_20_1" style:display-name="ListLabel 1" style:family="text">
      <style:text-properties style:font-name="Abadi" fo:font-family="Abadi" style:font-family-generic="roman" style:font-pitch="variable" fo:font-size="10pt" style:font-name-asian="Aptos1" style:font-family-asian="Aptos" style:font-family-generic-asian="system" style:font-pitch-asian="variable" style:font-name-complex="F"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bad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l Bryant</meta:initial-creator>
    <dc:creator>Cal Bryant</dc:creator>
    <meta:editing-cycles>22</meta:editing-cycles>
    <meta:creation-date>2024-03-06T00:33:00</meta:creation-date>
    <dc:date>2024-03-06T03:37:00</dc:date>
    <meta:editing-duration>PT1H26M</meta:editing-duration>
    <meta:generator>LibreOffice/5.2.1.2$Linux_X86_64 LibreOffice_project/31dd62db80d4e60af04904455ec9c9219178d620</meta:generator>
    <meta:document-statistic meta:table-count="1" meta:image-count="0" meta:object-count="0" meta:page-count="3" meta:paragraph-count="43" meta:word-count="911" meta:character-count="6591" meta:non-whitespace-character-count="5695"/>
    <meta:user-defined meta:name="AppVersion">16.0000</meta:user-defined>
    <meta:user-defined meta:name="Company">The Australian National University</meta:user-defined>
    <meta:user-defined meta:name="DocSecurity" meta:value-type="float">0</meta:user-defined>
    <meta:user-defined meta:name="GrammarlyDocumentId">ef7be17c-71c6-468f-bf9d-51fad0f0cf8b</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